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style:text-underline-style="none" fo:font-weight="bold" officeooo:rsid="000619cf" officeooo:paragraph-rsid="000619cf" style:font-weight-asian="bold" style:font-weight-complex="bold"/>
    </style:style>
    <style:style style:name="P2" style:family="paragraph" style:parent-style-name="Standard">
      <style:text-properties style:font-name="Times New Roman" style:text-underline-style="solid" style:text-underline-width="auto" style:text-underline-color="font-color" officeooo:rsid="0003c667" officeooo:paragraph-rsid="0003c667"/>
    </style:style>
    <style:style style:name="P3" style:family="paragraph" style:parent-style-name="Standard">
      <style:text-properties style:font-name="Times New Roman" style:text-underline-style="none" officeooo:rsid="0003c667" officeooo:paragraph-rsid="0003c667"/>
    </style:style>
    <style:style style:name="P4" style:family="paragraph" style:parent-style-name="Standard">
      <style:text-properties style:font-name="Times New Roman" officeooo:paragraph-rsid="00100d7c"/>
    </style:style>
    <style:style style:name="P5" style:family="paragraph" style:parent-style-name="Standard">
      <style:text-properties style:font-name="Times New Roman"/>
    </style:style>
    <style:style style:name="P6" style:family="paragraph" style:parent-style-name="Standard">
      <style:paragraph-properties fo:break-before="page"/>
      <style:text-properties style:font-name="Times New Roman" officeooo:rsid="00100d7c" officeooo:paragraph-rsid="00100d7c"/>
    </style:style>
    <style:style style:name="P7" style:family="paragraph" style:parent-style-name="Bibliography_20_1">
      <style:text-properties style:font-name="Times New Roman" officeooo:paragraph-rsid="00100d7c"/>
    </style:style>
    <style:style style:name="P8" style:family="paragraph" style:parent-style-name="Bibliography_20_1">
      <style:text-properties style:font-name="Times New Roman"/>
    </style:style>
    <style:style style:name="T1" style:family="text">
      <style:text-properties officeooo:rsid="000515c9"/>
    </style:style>
    <style:style style:name="T2" style:family="text">
      <style:text-properties officeooo:rsid="000b0145"/>
    </style:style>
    <style:style style:name="T3" style:family="text">
      <style:text-properties officeooo:rsid="000c5dff"/>
    </style:style>
    <style:style style:name="T4" style:family="text">
      <style:text-properties officeooo:rsid="0009dcd7"/>
    </style:style>
    <style:style style:name="T5" style:family="text">
      <style:text-properties style:text-underline-style="none" officeooo:rsid="00100d7c"/>
    </style:style>
    <style:style style:name="T6" style:family="text">
      <style:text-properties style:text-underline-style="none" officeooo:rsid="0009dcd7"/>
    </style:style>
    <style:style style:name="T7" style:family="text">
      <style:text-properties style:text-underline-style="none" officeooo:rsid="000b0145"/>
    </style:style>
    <style:style style:name="T8" style:family="text">
      <style:text-properties officeooo:rsid="000d09be"/>
    </style:style>
    <style:style style:name="T9" style:family="text">
      <style:text-properties officeooo:rsid="00100d7c"/>
    </style:style>
    <style:style style:name="T10" style:family="text">
      <style:text-properties fo:font-style="italic" style:font-style-asian="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Early Texture Synthesis Work</text:p>
      <text:p text:style-name="P3">Texture synthesis describes the process of using a sample of a texture and an algorithm to apply that texture to another body of work. <text:span text:style-name="T1">Some popular use cases of these algorithms range from image editing, rendering video game environments and mapping textures to 3D models, special effects used in movie production. </text:span><text:span text:style-name="T2">The most basic examples of </text:span><text:span text:style-name="T3">texture synthesis</text:span><text:span text:style-name="T2"> simply involve painting a repeating pattern over and over onto an area of an image. This approach however is incredibly limiting and results in images that look distinctly artificial. These limitations have led to the design of algorithms </text:span><text:span text:style-name="T3">capable of creating</text:span><text:span text:style-name="T1"> </text:span><text:span text:style-name="T4">textures that mirror the look and feel of objects and artwork in the physical world.</text:span></text:p>
      <text:p text:style-name="P3"/>
      <text:p text:style-name="P4"><text:span text:style-name="T5">Some of the earliest</text:span><text:span text:style-name="T6"> works </text:span><text:span text:style-name="T5">from the 1980s o</text:span><text:span text:style-name="T6">n texture synthesis dealt with issues such as </text:span><text:span text:style-name="T5">Lewis’</text:span><text:span text:style-name="T6"> applying textures such that they create distinct details within an image at a desired scale </text:span><text:reference-mark-start text:name="ZOTERO_ITEM CSL_CITATION {&quot;citationID&quot;:&quot;4wmswvyz&quot;,&quot;properties&quot;:{&quot;formattedCitation&quot;:&quot;[1]&quot;,&quot;plainCitation&quot;:&quot;[1]&quot;,&quot;noteIndex&quot;:0},&quot;citationItems&quot;:[{&quot;id&quot;:113,&quot;uris&quot;:[&quot;http://zotero.org/users/local/FlXyRKaA/items/UAF7GQ72&quot;],&quot;itemData&quot;:{&quot;id&quot;:113,&quot;type&quot;:&quot;article-journal&quot;,&quot;abstract&quot;:&quot;The problem of digital painting is considered from a signal processing viewpoint, and is reconsidered as a problem of directed texture synthesis. It is an important characteristic of natural texture that detail may be evident at many scales, and the detail at each scale may have distinct characteristics. A “sparse convolution” procedure for generating random textures with arbitrary spectral content is described. The capability of specifying the texture spectrum (and thus the amount of detail at each scale) is an improvement over stochastic texture synthesis processes which are scalebound or which have a prescribed 1/f spectrum. This spectral texture synthesis procedure provides the basis for a digital paint system which rivals the textural sophistication of traditional artistic media. Applications in terrain synthesis and texturing computer-rendered objects are also shown.&quot;,&quot;container-title&quot;:&quot;SIGGRAPH Comput. Graph.&quot;,&quot;DOI&quot;:&quot;10.1145/964965.808605&quot;,&quot;ISSN&quot;:&quot;0097-8930&quot;,&quot;issue&quot;:&quot;3&quot;,&quot;page&quot;:&quot;245–252&quot;,&quot;source&quot;:&quot;ACM Digital Library&quot;,&quot;title&quot;:&quot;Texture synthesis for digital painting&quot;,&quot;volume&quot;:&quot;18&quot;,&quot;author&quot;:[{&quot;family&quot;:&quot;Lewis&quot;,&quot;given&quot;:&quot;John-Peter&quot;}],&quot;issued&quot;:{&quot;date-parts&quot;:[[&quot;1984&quot;,1,1]]}}}],&quot;schema&quot;:&quot;https://github.com/citation-style-language/schema/raw/master/csl-citation.json&quot;} RNDBMMtyfhVb0"/><text:span text:style-name="T6">[1]</text:span><text:reference-mark-end text:name="ZOTERO_ITEM CSL_CITATION {&quot;citationID&quot;:&quot;4wmswvyz&quot;,&quot;properties&quot;:{&quot;formattedCitation&quot;:&quot;[1]&quot;,&quot;plainCitation&quot;:&quot;[1]&quot;,&quot;noteIndex&quot;:0},&quot;citationItems&quot;:[{&quot;id&quot;:113,&quot;uris&quot;:[&quot;http://zotero.org/users/local/FlXyRKaA/items/UAF7GQ72&quot;],&quot;itemData&quot;:{&quot;id&quot;:113,&quot;type&quot;:&quot;article-journal&quot;,&quot;abstract&quot;:&quot;The problem of digital painting is considered from a signal processing viewpoint, and is reconsidered as a problem of directed texture synthesis. It is an important characteristic of natural texture that detail may be evident at many scales, and the detail at each scale may have distinct characteristics. A “sparse convolution” procedure for generating random textures with arbitrary spectral content is described. The capability of specifying the texture spectrum (and thus the amount of detail at each scale) is an improvement over stochastic texture synthesis processes which are scalebound or which have a prescribed 1/f spectrum. This spectral texture synthesis procedure provides the basis for a digital paint system which rivals the textural sophistication of traditional artistic media. Applications in terrain synthesis and texturing computer-rendered objects are also shown.&quot;,&quot;container-title&quot;:&quot;SIGGRAPH Comput. Graph.&quot;,&quot;DOI&quot;:&quot;10.1145/964965.808605&quot;,&quot;ISSN&quot;:&quot;0097-8930&quot;,&quot;issue&quot;:&quot;3&quot;,&quot;page&quot;:&quot;245–252&quot;,&quot;source&quot;:&quot;ACM Digital Library&quot;,&quot;title&quot;:&quot;Texture synthesis for digital painting&quot;,&quot;volume&quot;:&quot;18&quot;,&quot;author&quot;:[{&quot;family&quot;:&quot;Lewis&quot;,&quot;given&quot;:&quot;John-Peter&quot;}],&quot;issued&quot;:{&quot;date-parts&quot;:[[&quot;1984&quot;,1,1]]}}}],&quot;schema&quot;:&quot;https://github.com/citation-style-language/schema/raw/master/csl-citation.json&quot;} RNDBMMtyfhVb0"/><text:span text:style-name="T6">, </text:span><text:span text:style-name="T7">or Gagalowicz </text:span><text:span text:style-name="T5">and De Ma</text:span><text:span text:style-name="T7"> using statistical analysis to build up textures on to different surfaces </text:span><text:reference-mark-start text:name="ZOTERO_ITEM CSL_CITATION {&quot;citationID&quot;:&quot;HNOxOsJD&quot;,&quot;properties&quot;:{&quot;formattedCitation&quot;:&quot;[2]&quot;,&quot;plainCitation&quot;:&quot;[2]&quot;,&quot;noteIndex&quot;:0},&quot;citationItems&quot;:[{&quot;id&quot;:115,&quot;uris&quot;:[&quot;http://zotero.org/users/local/FlXyRKaA/items/NUU37F5A&quot;],&quot;itemData&quot;:{&quot;id&quot;:115,&quot;type&quot;:&quot;article-journal&quot;,&quot;abstract&quot;:&quot;This paper presents a new method for the synthesis of textures on 3-D surfaces. With the exception of fractals, graftals and particle systems used for very restricted types of textures, one basic technique for the faithful reproduction of textures has been presented in the literature up to now. In this standard method, textures are synthesized by mapping a rectangular template onto a patch of the curved surface. In the method proposed here, the synthesis is achieved continuously on the surface by interpolating only statistics of the texture which have a much narrower spectrum than the texture itself so that there are no aliasing effects. A vast class of textures can be reproduced with a visual appearance similar to the reference texture used. The method applies for any 3-D surface and is relatively quick and easy.&quot;,&quot;container-title&quot;:&quot;Computers &amp; Graphics&quot;,&quot;DOI&quot;:&quot;10.1016/0097-8493(86)90042-7&quot;,&quot;ISSN&quot;:&quot;0097-8493&quot;,&quot;issue&quot;:&quot;2&quot;,&quot;journalAbbreviation&quot;:&quot;Computers &amp; Graphics&quot;,&quot;page&quot;:&quot;161-170&quot;,&quot;source&quot;:&quot;ScienceDirect&quot;,&quot;title&quot;:&quot;Model driven synthesis of natural textures for 3-D scenes&quot;,&quot;volume&quot;:&quot;10&quot;,&quot;author&quot;:[{&quot;family&quot;:&quot;Gagalowicz&quot;,&quot;given&quot;:&quot;Andre&quot;},{&quot;family&quot;:&quot;De Ma&quot;,&quot;given&quot;:&quot;Song&quot;}],&quot;issued&quot;:{&quot;date-parts&quot;:[[&quot;1986&quot;,1,1]]}}}],&quot;schema&quot;:&quot;https://github.com/citation-style-language/schema/raw/master/csl-citation.json&quot;} RND5EySHJyTxM"/><text:span text:style-name="T7">[2]</text:span><text:reference-mark-end text:name="ZOTERO_ITEM CSL_CITATION {&quot;citationID&quot;:&quot;HNOxOsJD&quot;,&quot;properties&quot;:{&quot;formattedCitation&quot;:&quot;[2]&quot;,&quot;plainCitation&quot;:&quot;[2]&quot;,&quot;noteIndex&quot;:0},&quot;citationItems&quot;:[{&quot;id&quot;:115,&quot;uris&quot;:[&quot;http://zotero.org/users/local/FlXyRKaA/items/NUU37F5A&quot;],&quot;itemData&quot;:{&quot;id&quot;:115,&quot;type&quot;:&quot;article-journal&quot;,&quot;abstract&quot;:&quot;This paper presents a new method for the synthesis of textures on 3-D surfaces. With the exception of fractals, graftals and particle systems used for very restricted types of textures, one basic technique for the faithful reproduction of textures has been presented in the literature up to now. In this standard method, textures are synthesized by mapping a rectangular template onto a patch of the curved surface. In the method proposed here, the synthesis is achieved continuously on the surface by interpolating only statistics of the texture which have a much narrower spectrum than the texture itself so that there are no aliasing effects. A vast class of textures can be reproduced with a visual appearance similar to the reference texture used. The method applies for any 3-D surface and is relatively quick and easy.&quot;,&quot;container-title&quot;:&quot;Computers &amp; Graphics&quot;,&quot;DOI&quot;:&quot;10.1016/0097-8493(86)90042-7&quot;,&quot;ISSN&quot;:&quot;0097-8493&quot;,&quot;issue&quot;:&quot;2&quot;,&quot;journalAbbreviation&quot;:&quot;Computers &amp; Graphics&quot;,&quot;page&quot;:&quot;161-170&quot;,&quot;source&quot;:&quot;ScienceDirect&quot;,&quot;title&quot;:&quot;Model driven synthesis of natural textures for 3-D scenes&quot;,&quot;volume&quot;:&quot;10&quot;,&quot;author&quot;:[{&quot;family&quot;:&quot;Gagalowicz&quot;,&quot;given&quot;:&quot;Andre&quot;},{&quot;family&quot;:&quot;De Ma&quot;,&quot;given&quot;:&quot;Song&quot;}],&quot;issued&quot;:{&quot;date-parts&quot;:[[&quot;1986&quot;,1,1]]}}}],&quot;schema&quot;:&quot;https://github.com/citation-style-language/schema/raw/master/csl-citation.json&quot;} RND5EySHJyTxM"/><text:span text:style-name="T2">. </text:span><text:span text:style-name="T8">These algorithms were often limited in the kinds of textures they could synthesize. </text:span><text:span text:style-name="T9">Later works by </text:span></text:p>
      <text:p text:style-name="P5"/>
      <text:p text:style-name="P5"/>
      <text:p text:style-name="P6">Works Cited</text:p>
      <text:section text:style-name="Sect1" text:name="ZOTERO_BIBL {&quot;uncited&quot;:[],&quot;omitted&quot;:[],&quot;custom&quot;:[]} CSL_BIBLIOGRAPHY RNDjO8jg3k663">
        <text:p text:style-name="P7">[1]<text:tab/>J.-P. Lewis, “Texture synthesis for digital painting,” <text:span text:style-name="T10">SIGGRAPH Comput. Graph.</text:span>, vol. 18, no. 3, pp. 245–252, Jan. 1984, doi: 10.1145/964965.808605.</text:p>
        <text:p text:style-name="P8">[2]<text:tab/>A. Gagalowicz and S. De Ma, “Model driven synthesis of natural textures for 3-D scenes,” <text:span text:style-name="T10">Computers &amp; Graphics</text:span>, vol. 10, no. 2, pp. 161–170, Jan. 1986, doi: 10.1016/0097-8493(86)90042-7.</text:p>
      </text:section>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ibliography_20_1" style:display-name="Bibliography 1" style:family="paragraph" style:parent-style-name="Index" style:class="index">
      <style:paragraph-properties fo:margin-left="0.2665in" fo:margin-top="0in" fo:margin-bottom="0in" style:contextual-spacing="false" style:line-height-at-least="0.1665in" fo:text-indent="-0.2665in" style:auto-text-indent="false">
        <style:tab-stops>
          <style:tab-stop style:position="0.2665in"/>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3T13:32:47.255762030</meta:creation-date>
    <dc:date>2025-09-25T11:14:19.393056030</dc:date>
    <meta:editing-duration>PT51M42S</meta:editing-duration>
    <meta:editing-cycles>4</meta:editing-cycles>
    <meta:generator>LibreOffice/25.2.6.2$Linux_X86_64 LibreOffice_project/520$Build-2</meta:generator>
    <meta:document-statistic meta:table-count="0" meta:image-count="0" meta:object-count="0" meta:page-count="2" meta:paragraph-count="6" meta:word-count="238" meta:character-count="1476" meta:non-whitespace-character-count="1245"/>
    <meta:user-defined meta:name="ZOTERO_PREF_1">&lt;data data-version="3" zotero-version="7.0.24"&gt;&lt;session id="d9o44PJq"/&gt;&lt;style id="http://www.zotero.org/styles/ieee" locale="en-US" hasBibliography="1" bibliographyStyleHasBeenSet="1"/&gt;&lt;prefs&gt;&lt;pref name="fieldType" value="ReferenceMark"/&gt;&lt;/prefs&gt;&lt;/data&gt;</meta:user-defined>
  </office:meta>
</office:document-meta>
</file>